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BM Plex Sans" svg:font-family="'IBM Plex Sans',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FMono-Regular" svg:font-family="SFMono-Regular, Menlo, Consolas, 'PT Mono', 'Liberation Mono', Courier, monospace"/>
    <style:font-face style:name="Ubuntu" svg:font-family="Ubuntu"/>
    <style:font-face style:name="arial" svg:font-family="arial, sans-serif"/>
    <style:font-face style:name="inherit" svg:font-family="inherit"/>
  </office:font-face-decls>
  <office:automatic-styles>
    <style:style style:name="Table1" style:family="table">
      <style:table-properties style:width="6.925in" table:align="left"/>
    </style:style>
    <style:style style:name="Table1.A" style:family="table-column">
      <style:table-column-properties style:column-width="1.2271in"/>
    </style:style>
    <style:style style:name="Table1.B" style:family="table-column">
      <style:table-column-properties style:column-width="5.6979in"/>
    </style:style>
    <style:style style:name="Table1.A1" style:family="table-cell">
      <style:table-cell-properties style:vertical-align="middle" fo:padding="0.0194in" fo:border="none"/>
    </style:style>
    <style:style style:name="P1" style:family="paragraph" style:parent-style-name="Standard">
      <style:text-properties officeooo:rsid="001b709e" officeooo:paragraph-rsid="001b709e"/>
    </style:style>
    <style:style style:name="P2" style:family="paragraph" style:parent-style-name="Standard">
      <style:text-properties officeooo:paragraph-rsid="001cc1d0"/>
    </style:style>
    <style:style style:name="P3" style:family="paragraph" style:parent-style-name="Standard">
      <style:text-properties officeooo:rsid="001e018c" officeooo:paragraph-rsid="001e018c"/>
    </style:style>
    <style:style style:name="P4" style:family="paragraph" style:parent-style-name="Standard">
      <style:text-properties officeooo:rsid="001e9081" officeooo:paragraph-rsid="001e9081"/>
    </style:style>
    <style:style style:name="P5" style:family="paragraph" style:parent-style-name="Standard">
      <style:text-properties officeooo:rsid="001ffb98" officeooo:paragraph-rsid="001ffb98"/>
    </style:style>
    <style:style style:name="P6" style:family="paragraph" style:parent-style-name="Standard">
      <style:text-properties officeooo:rsid="001cc1d0" officeooo:paragraph-rsid="001cc1d0"/>
    </style:style>
    <style:style style:name="P7" style:family="paragraph" style:parent-style-name="Standard">
      <style:text-properties officeooo:rsid="00221edc" officeooo:paragraph-rsid="00221edc"/>
    </style:style>
    <style:style style:name="P8" style:family="paragraph" style:parent-style-name="Standard">
      <style:text-properties officeooo:rsid="0023ac9e" officeooo:paragraph-rsid="0023ac9e"/>
    </style:style>
    <style:style style:name="P9" style:family="paragraph" style:parent-style-name="Standard">
      <style:text-properties officeooo:rsid="0023ac9e" officeooo:paragraph-rsid="002b9ae4"/>
    </style:style>
    <style:style style:name="P10" style:family="paragraph" style:parent-style-name="Text_20_body">
      <style:text-properties officeooo:rsid="0023ac9e" officeooo:paragraph-rsid="002b9ae4"/>
    </style:style>
    <style:style style:name="P11" style:family="paragraph" style:parent-style-name="Standard">
      <style:text-properties officeooo:rsid="0023d0d1" officeooo:paragraph-rsid="0023d0d1"/>
    </style:style>
    <style:style style:name="P12" style:family="paragraph" style:parent-style-name="Standard">
      <style:text-properties officeooo:rsid="00267d68" officeooo:paragraph-rsid="00267d68"/>
    </style:style>
    <style:style style:name="P13" style:family="paragraph" style:parent-style-name="Standard">
      <style:text-properties officeooo:paragraph-rsid="00267d68"/>
    </style:style>
    <style:style style:name="P14" style:family="paragraph" style:parent-style-name="Standard">
      <style:text-properties officeooo:rsid="00279a52" officeooo:paragraph-rsid="00279a52"/>
    </style:style>
    <style:style style:name="P15" style:family="paragraph" style:parent-style-name="Standard">
      <style:text-properties officeooo:rsid="00296ce0" officeooo:paragraph-rsid="00296ce0"/>
    </style:style>
    <style:style style:name="P16" style:family="paragraph" style:parent-style-name="Standard">
      <style:text-properties fo:color="#c9211e" loext:opacity="100%" fo:font-weight="bold" officeooo:rsid="001ffb98" officeooo:paragraph-rsid="001ffb98" style:font-weight-asian="bold" style:font-weight-complex="bold"/>
    </style:style>
    <style:style style:name="P17" style:family="paragraph" style:parent-style-name="Standard">
      <style:text-properties fo:color="#c9211e" loext:opacity="100%" fo:font-weight="bold" officeooo:rsid="001e9081" officeooo:paragraph-rsid="001e9081" style:font-weight-asian="bold" style:font-weight-complex="bold"/>
    </style:style>
    <style:style style:name="P18" style:family="paragraph" style:parent-style-name="Standard">
      <style:text-properties fo:color="#c9211e" loext:opacity="100%" fo:font-weight="bold" officeooo:rsid="001e018c" officeooo:paragraph-rsid="001e018c" style:font-weight-asian="bold" style:font-weight-complex="bold"/>
    </style:style>
    <style:style style:name="P19" style:family="paragraph" style:parent-style-name="Standard">
      <style:text-properties fo:color="#c9211e" loext:opacity="100%" fo:font-weight="bold" officeooo:rsid="0023ac9e" officeooo:paragraph-rsid="00221edc" style:font-weight-asian="bold" style:font-weight-complex="bold"/>
    </style:style>
    <style:style style:name="P20" style:family="paragraph" style:parent-style-name="Standard">
      <style:text-properties fo:color="#c9211e" loext:opacity="100%" fo:font-size="13pt" fo:font-weight="bold" officeooo:rsid="0034dcc0" officeooo:paragraph-rsid="0034dcc0" style:font-size-asian="13pt" style:font-weight-asian="bold" style:font-size-complex="13pt" style:font-weight-complex="bold"/>
    </style:style>
    <style:style style:name="P21" style:family="paragraph" style:parent-style-name="Standard">
      <style:text-properties fo:color="#c9211e" loext:opacity="100%" fo:font-size="13pt" fo:font-weight="bold" officeooo:rsid="0034dcc0" officeooo:paragraph-rsid="00374dd8" style:font-size-asian="13pt" style:font-weight-asian="bold" style:font-size-complex="13pt" style:font-weight-complex="bold"/>
    </style:style>
    <style:style style:name="P22" style:family="paragraph" style:parent-style-name="Standard">
      <style:text-properties fo:color="#c9211e" loext:opacity="100%" fo:font-size="13pt" fo:font-weight="bold" officeooo:rsid="002b9ae4" officeooo:paragraph-rsid="002b9ae4" style:font-size-asian="13pt" style:font-weight-asian="bold" style:font-size-complex="13pt" style:font-weight-complex="bold"/>
    </style:style>
    <style:style style:name="P23" style:family="paragraph" style:parent-style-name="Standard">
      <style:text-properties fo:color="#c9211e" loext:opacity="100%" fo:font-size="13pt" fo:font-weight="bold" officeooo:rsid="00374dd8" officeooo:paragraph-rsid="00374dd8" style:font-size-asian="13pt" style:font-weight-asian="bold" style:font-size-complex="13pt" style:font-weight-complex="bold"/>
    </style:style>
    <style:style style:name="P24" style:family="paragraph" style:parent-style-name="Standard">
      <style:text-properties fo:color="#c9211e" loext:opacity="100%" fo:font-size="13pt" fo:font-weight="bold" officeooo:rsid="00395ba7" officeooo:paragraph-rsid="00395ba7" style:font-size-asian="13pt" style:font-weight-asian="bold" style:font-size-complex="13pt" style:font-weight-complex="bold"/>
    </style:style>
    <style:style style:name="P25" style:family="paragraph" style:parent-style-name="Standard">
      <style:text-properties officeooo:rsid="002c77da" officeooo:paragraph-rsid="002c77da"/>
    </style:style>
    <style:style style:name="P26" style:family="paragraph" style:parent-style-name="Standard">
      <style:text-properties officeooo:rsid="002e5fa5" officeooo:paragraph-rsid="002e5fa5"/>
    </style:style>
    <style:style style:name="P27" style:family="paragraph" style:parent-style-name="Standard">
      <style:text-properties officeooo:rsid="0030d1f1" officeooo:paragraph-rsid="0030d1f1"/>
    </style:style>
    <style:style style:name="P28" style:family="paragraph" style:parent-style-name="Table_20_Contents">
      <style:text-properties style:font-name="Ubuntu" fo:font-weight="bold"/>
    </style:style>
    <style:style style:name="P29" style:family="paragraph" style:parent-style-name="Table_20_Contents">
      <style:paragraph-properties fo:margin-top="0in" fo:margin-bottom="0.1965in" style:contextual-spacing="false"/>
    </style:style>
    <style:style style:name="P30" style:family="paragraph" style:parent-style-name="Table_20_Contents">
      <style:paragraph-properties fo:margin-top="0in" fo:margin-bottom="0.1965in" style:contextual-spacing="false"/>
      <style:text-properties fo:color="#eb5757" loext:opacity="100%" style:font-name="SFMono-Regular" fo:font-size="9pt" loext:padding="0in" loext:border="none"/>
    </style:style>
    <style:style style:name="P31" style:family="paragraph" style:parent-style-name="Table_20_Contents">
      <style:paragraph-properties fo:text-align="start" style:justify-single-word="false"/>
      <style:text-properties fo:color="#202124" loext:opacity="100%" style:font-name="arial"/>
    </style:style>
    <style:style style:name="P32" style:family="paragraph" style:parent-style-name="Table_20_Contents">
      <style:paragraph-properties fo:margin-left="0in" fo:margin-right="0in" fo:margin-top="0in" fo:margin-bottom="0.1965in" style:contextual-spacing="false" fo:line-height="150%" fo:text-indent="0in" style:auto-text-indent="false" fo:padding="0in" fo:border="none"/>
      <style:text-properties fo:color="#161616" loext:opacity="100%" style:font-name="IBM Plex Sans" fo:letter-spacing="normal"/>
    </style:style>
    <style:style style:name="P33" style:family="paragraph" style:parent-style-name="Table_20_Contents">
      <style:paragraph-properties fo:margin-top="0in" fo:margin-bottom="0.1965in" style:contextual-spacing="false" fo:text-align="start" style:justify-single-word="false"/>
    </style:style>
    <style:style style:name="P34" style:family="paragraph" style:parent-style-name="Standard">
      <style:text-properties officeooo:rsid="0034a64d" officeooo:paragraph-rsid="0034a64d"/>
    </style:style>
    <style:style style:name="P35" style:family="paragraph" style:parent-style-name="Standard">
      <style:text-properties officeooo:rsid="0034dcc0" officeooo:paragraph-rsid="0034dcc0"/>
    </style:style>
    <style:style style:name="P36" style:family="paragraph" style:parent-style-name="Standard">
      <style:text-properties officeooo:rsid="0036592d" officeooo:paragraph-rsid="0036592d"/>
    </style:style>
    <style:style style:name="P37" style:family="paragraph" style:parent-style-name="Standard">
      <style:text-properties fo:font-size="13pt" fo:font-weight="bold" officeooo:rsid="0036592d" officeooo:paragraph-rsid="0036592d" style:font-size-asian="13pt" style:font-weight-asian="bold" style:font-size-complex="13pt" style:font-weight-complex="bold"/>
    </style:style>
    <style:style style:name="P38" style:family="paragraph" style:parent-style-name="Standard">
      <style:text-properties fo:font-size="13pt" fo:font-weight="bold" officeooo:rsid="0034dcc0" officeooo:paragraph-rsid="0034dcc0" style:font-size-asian="13pt" style:font-weight-asian="bold" style:font-size-complex="13pt" style:font-weight-complex="bold"/>
    </style:style>
    <style:style style:name="P39" style:family="paragraph" style:parent-style-name="Standard">
      <style:text-properties officeooo:rsid="00374dd8" officeooo:paragraph-rsid="00374dd8"/>
    </style:style>
    <style:style style:name="P40" style:family="paragraph" style:parent-style-name="Text_20_body">
      <loext:graphic-properties draw:fill="none" draw:fill-color="#ffffff"/>
      <style:paragraph-properties fo:margin-top="0in" fo:margin-bottom="0in" style:contextual-spacing="false" fo:background-color="transparent"/>
    </style:style>
    <style:style style:name="P41" style:family="paragraph" style:parent-style-name="Text_20_body">
      <style:text-properties fo:font-weight="bold" officeooo:rsid="0034dcc0" officeooo:paragraph-rsid="0034dcc0"/>
    </style:style>
    <style:style style:name="P42" style:family="paragraph" style:parent-style-name="Text_20_body">
      <loext:graphic-properties draw:fill="none" draw:fill-color="#ffffff"/>
      <style:paragraph-properties fo:margin-top="0in" fo:margin-bottom="0in" style:contextual-spacing="false" fo:background-color="transparent"/>
      <style:text-properties fo:color="#0e101a" loext:opacity="100%" fo:background-color="transparent"/>
    </style:style>
    <style:style style:name="P43" style:family="paragraph" style:parent-style-name="Text_20_body">
      <style:text-properties officeooo:paragraph-rsid="0036592d"/>
    </style:style>
    <style:style style:name="P44" style:family="paragraph" style:parent-style-name="Text_20_body">
      <style:text-properties fo:font-size="13.5pt" style:text-underline-style="solid" style:text-underline-width="auto" style:text-underline-color="font-color" fo:font-weight="bold"/>
    </style:style>
    <style:style style:name="P45" style:family="paragraph" style:parent-style-name="Text_20_body">
      <style:text-properties fo:font-size="13.5pt" style:text-underline-style="solid" style:text-underline-width="auto" style:text-underline-color="font-color"/>
    </style:style>
    <style:style style:name="P46" style:family="paragraph" style:parent-style-name="Standard">
      <style:text-properties officeooo:rsid="00395ba7" officeooo:paragraph-rsid="00395ba7"/>
    </style:style>
    <style:style style:name="P47" style:family="paragraph" style:parent-style-name="Standard">
      <style:text-properties fo:font-size="10pt" officeooo:rsid="0023ac9e" officeooo:paragraph-rsid="002b9ae4" style:font-size-asian="10pt" style:font-size-complex="10pt"/>
    </style:style>
    <style:style style:name="P48" style:family="paragraph" style:parent-style-name="Text_20_body" style:list-style-name="L1"/>
    <style:style style:name="P49" style:family="paragraph" style:parent-style-name="Text_20_body" style:list-style-name="L1">
      <style:paragraph-properties fo:margin-top="0in" fo:margin-bottom="0in" style:contextual-spacing="false"/>
    </style:style>
    <style:style style:name="P50" style:family="paragraph" style:parent-style-name="Text_20_body" style:list-style-name="L2"/>
    <style:style style:name="P51" style:family="paragraph" style:parent-style-name="Text_20_body" style:list-style-name="L2">
      <style:paragraph-properties fo:margin-top="0in" fo:margin-bottom="0in" style:contextual-spacing="false"/>
    </style:style>
    <style:style style:name="P52" style:family="paragraph" style:parent-style-name="Text_20_body" style:list-style-name="L3"/>
    <style:style style:name="P53" style:family="paragraph" style:parent-style-name="Text_20_body" style:list-style-name="L3">
      <style:paragraph-properties fo:margin-top="0in" fo:margin-bottom="0in" style:contextual-spacing="false"/>
    </style:style>
    <style:style style:name="P54" style:family="paragraph" style:parent-style-name="Text_20_body" style:list-style-name="L4"/>
    <style:style style:name="P55" style:family="paragraph" style:parent-style-name="Text_20_body" style:list-style-name="L4">
      <style:paragraph-properties fo:margin-top="0in" fo:margin-bottom="0in" style:contextual-spacing="false"/>
    </style:style>
    <style:style style:name="P56" style:family="paragraph" style:parent-style-name="Text_20_body" style:list-style-name="L5"/>
    <style:style style:name="P57" style:family="paragraph" style:parent-style-name="Text_20_body" style:list-style-name="L5">
      <style:paragraph-properties fo:margin-top="0in" fo:margin-bottom="0in" style:contextual-spacing="false"/>
    </style:style>
    <style:style style:name="T1" style:family="text">
      <style:text-properties fo:color="#81d41a" loext:opacity="100%"/>
    </style:style>
    <style:style style:name="T2" style:family="text">
      <style:text-properties fo:color="#3465a4" loext:opacity="100%"/>
    </style:style>
    <style:style style:name="T3" style:family="text">
      <style:text-properties fo:color="#c9211e" loext:opacity="100%"/>
    </style:style>
    <style:style style:name="T4" style:family="text">
      <style:text-properties fo:color="#ff8000" loext:opacity="100%"/>
    </style:style>
    <style:style style:name="T5" style:family="text">
      <style:text-properties fo:color="#1ee8fd" loext:opacity="100%"/>
    </style:style>
    <style:style style:name="T6" style:family="text">
      <style:text-properties fo:color="#fc00ff" loext:opacity="100%"/>
    </style:style>
    <style:style style:name="T7" style:family="text">
      <style:text-properties officeooo:rsid="0024eb71"/>
    </style:style>
    <style:style style:name="T8" style:family="text">
      <style:text-properties officeooo:rsid="00267d68"/>
    </style:style>
    <style:style style:name="T9" style:family="text">
      <style:text-properties officeooo:rsid="002b9ae4"/>
    </style:style>
    <style:style style:name="T10" style:family="text">
      <style:text-properties officeooo:rsid="00314882"/>
    </style:style>
    <style:style style:name="T11" style:family="text">
      <style:text-properties style:font-name="inherit"/>
    </style:style>
    <style:style style:name="T12" style:family="text">
      <style:text-properties fo:color="#202124" loext:opacity="100%" style:font-name="arial"/>
    </style:style>
    <style:style style:name="T13" style:family="text">
      <style:text-properties fo:color="#eb5757" loext:opacity="100%" style:font-name="SFMono-Regular" fo:font-size="9.75pt" loext:padding="0in" loext:border="none"/>
    </style:style>
    <style:style style:name="T14" style:family="text">
      <style:text-properties fo:color="#eb5757" loext:opacity="100%" style:font-name="SFMono-Regular" loext:padding="0in" loext:border="none"/>
    </style:style>
    <style:style style:name="T15" style:family="text">
      <style:text-properties fo:color="#0e101a" loext:opacity="100%" fo:background-color="transparent" loext:char-shading-value="0"/>
    </style:style>
    <style:style style:name="T16" style:family="text">
      <style:text-properties fo:color="#0e101a" loext:opacity="100%" officeooo:rsid="0036592d" fo:background-color="transparent" loext:char-shading-value="0"/>
    </style:style>
    <style:style style:name="T17" style:family="text">
      <style:text-properties fo:font-weight="bold"/>
    </style:style>
    <style:style style:name="T18" style:family="text">
      <style:text-properties fo:font-size="10pt" style:font-size-asian="10pt" style:font-size-complex="10pt"/>
    </style:style>
    <style:style style:name="T19" style:family="text">
      <style:text-properties officeooo:rsid="0038cfba"/>
    </style:style>
    <style:style style:name="T20" style:family="text">
      <style:text-properties officeooo:rsid="003cf965"/>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OMAIN TYPES</text:p>
      <text:p text:style-name="P1">Top-Level Domain <text:s/>- .com <text:s/>(.gov,.edu)</text:p>
      <text:p text:style-name="P1">Second-Level Domain – <text:span text:style-name="T20">google</text:span> (limited to 63 characters)</text:p>
      <text:p text:style-name="P6">Sub Domain - admin.<text:span text:style-name="T20">google</text:span>.com <text:s/>(totally limited to 253 characters)</text:p>
      <text:p text:style-name="P2"/>
      <text:p text:style-name="P18">DNS RECORD TYPES</text:p>
      <text:p text:style-name="P3">A RECORD – Like IPv4 addresses <text:s/>(127.0.0.1)</text:p>
      <text:p text:style-name="P3">AAAA RECORD – Like IPv6 addresses <text:s/>(2606:4707:20::681a:b5)</text:p>
      <text:p text:style-name="P3">CNAME RECORD – shop.<text:span text:style-name="T20">ebay</text:span>.com returns a CNAME record sho<text:span text:style-name="T20">p</text:span>.shopify.com (another request will be done to find DNS address)</text:p>
      <text:p text:style-name="P3">MX RECORD – Solve the addresses that handle the email for domain. (alt1.asmpx.l.google.com)</text:p>
      <text:p text:style-name="P3">TXT RECORD – Those who can send mail to the domai are listed. (spam and spoofed mails…)</text:p>
      <text:p text:style-name="P3"/>
      <text:p text:style-name="P17">HTTP</text:p>
      <text:p text:style-name="P4"><text:span text:style-name="T1">http</text:span>://<text:span text:style-name="T2">user:</text:span><text:a xlink:type="simple" xlink:href="mailto:password@tryhackme.com" text:style-name="Internet_20_link" text:visited-style-name="Visited_20_Internet_20_Link">password@tryhackme.com</text:a>:<text:span text:style-name="T3">80</text:span>/<text:span text:style-name="T4">view-room</text:span><text:span text:style-name="T5">?id=1</text:span><text:span text:style-name="T6">#task3</text:span></text:p>
      <text:p text:style-name="P4"><text:span text:style-name="T1">Scheme <text:s/>User </text:span><text:s text:c="5"/><text:span text:style-name="T2">Host/Domain</text:span> <text:s text:c="9"/><text:span text:style-name="T3">Port</text:span> <text:s text:c="2"/><text:span text:style-name="T4">Path</text:span> <text:s text:c="2"/><text:span text:style-name="T5">Query str.</text:span> <text:span text:style-name="T6">Fragment</text:span></text:p>
      <text:p text:style-name="P4">80 for HTTP, 443 for HTTPS</text:p>
      <text:p text:style-name="P4"/>
      <text:p text:style-name="P5">100-199 (Info response) info are accepted.</text:p>
      <text:p text:style-name="P5">200-299 (Success) when client request is successfull</text:p>
      <text:p text:style-name="P5">300-399 (Redirection) when redirected</text:p>
      <text:p text:style-name="P5">400-499 (Client errors) inform the client that request has an error</text:p>
      <text:p text:style-name="P5">500-599 (Server errors) when error is on the serror side</text:p>
      <text:p text:style-name="P2"/>
      <text:p text:style-name="P5">200 - OK</text:p>
      <text:p text:style-name="P5">201 - A resource has been created.</text:p>
      <text:p text:style-name="P5">301 - The page is not available but you have been redirected.</text:p>
      <text:p text:style-name="P5">302 - Temporarily redirected.</text:p>
      <text:p text:style-name="P5">400 – No answer to the request.</text:p>
      <text:p text:style-name="P5">401 – not authorised.</text:p>
      <text:p text:style-name="P5">403 – forbidden.</text:p>
      <text:p text:style-name="P5">404 – not found</text:p>
      <text:p text:style-name="P5">405 – method not allowed</text:p>
      <text:p text:style-name="P5">500 – internal server error</text:p>
      <text:p text:style-name="P5">503 – server unavailible</text:p>
      <text:p text:style-name="P5"/>
      <text:p text:style-name="P27">Static-HTTP,image,CSS…</text:p>
      <text:p text:style-name="P27">Dynamic-<text:span text:style-name="T10">homepage</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able:table table:name="Table1" table:style-name="Table1">
        <table:table-column table:style-name="Table1.A"/>
        <table:table-column table:style-name="Table1.B"/>
        <table:table-row>
          <table:table-cell table:style-name="Table1.A1" office:value-type="string">
            <text:p text:style-name="P28">Location</text:p>
          </table:table-cell>
          <table:table-cell table:style-name="Table1.A1" office:value-type="string">
            <text:p text:style-name="P28">Description</text:p>
          </table:table-cell>
        </table:table-row>
        <table:table-row>
          <table:table-cell table:style-name="Table1.A1" office:value-type="string">
            <text:p text:style-name="P30">/etc/issue</text:p>
          </table:table-cell>
          <table:table-cell table:style-name="Table1.A1" office:value-type="string">
            <text:p text:style-name="P31">contains a message or system identification to be printed before the login prompt.</text:p>
          </table:table-cell>
        </table:table-row>
        <table:table-row>
          <table:table-cell table:style-name="Table1.A1" office:value-type="string">
            <text:p text:style-name="P30">/etc/profile</text:p>
          </table:table-cell>
          <table:table-cell table:style-name="Table1.A1" office:value-type="string">
            <text:p text:style-name="P32">controls system-wide default variables, such as <text:span text:style-name="T11">Export variables, File creation mask (umask), Terminal types, Mail messages to indicate when new mail has arrived</text:span></text:p>
          </table:table-cell>
        </table:table-row>
        <table:table-row>
          <table:table-cell table:style-name="Table1.A1" office:value-type="string">
            <text:p text:style-name="P30">/proc/version</text:p>
          </table:table-cell>
          <table:table-cell table:style-name="Table1.A1" office:value-type="string">
            <text:p text:style-name="P31">specifies the version of the Linux kernel</text:p>
          </table:table-cell>
        </table:table-row>
        <table:table-row>
          <table:table-cell table:style-name="Table1.A1" office:value-type="string">
            <text:p text:style-name="P30">/etc/passwd</text:p>
          </table:table-cell>
          <table:table-cell table:style-name="Table1.A1" office:value-type="string">
            <text:p text:style-name="P31">has all registered user that has access to a system</text:p>
          </table:table-cell>
        </table:table-row>
        <table:table-row>
          <table:table-cell table:style-name="Table1.A1" office:value-type="string">
            <text:p text:style-name="P30">/etc/shadow</text:p>
          </table:table-cell>
          <table:table-cell table:style-name="Table1.A1" office:value-type="string">
            <text:p text:style-name="P31">contains information about the system's users' passwords</text:p>
          </table:table-cell>
        </table:table-row>
        <table:table-row>
          <table:table-cell table:style-name="Table1.A1" office:value-type="string">
            <text:p text:style-name="P30">/root/.bash_history</text:p>
          </table:table-cell>
          <table:table-cell table:style-name="Table1.A1" office:value-type="string">
            <text:p text:style-name="P33"><text:span text:style-name="T12">contains the history commands for </text:span><text:span text:style-name="T13">root </text:span><text:span text:style-name="T12">user</text:span></text:p>
          </table:table-cell>
        </table:table-row>
        <table:table-row>
          <table:table-cell table:style-name="Table1.A1" office:value-type="string">
            <text:p text:style-name="P30">/var/log/dmessage</text:p>
          </table:table-cell>
          <table:table-cell table:style-name="Table1.A1" office:value-type="string">
            <text:p text:style-name="P31">contains global system messages, including the messages that are logged during system startup</text:p>
          </table:table-cell>
        </table:table-row>
        <table:table-row>
          <table:table-cell table:style-name="Table1.A1" office:value-type="string">
            <text:p text:style-name="P30">/var/mail/root</text:p>
          </table:table-cell>
          <table:table-cell table:style-name="Table1.A1" office:value-type="string">
            <text:p text:style-name="P29">all emails for <text:span text:style-name="T13">root</text:span> user</text:p>
          </table:table-cell>
        </table:table-row>
        <table:table-row>
          <table:table-cell table:style-name="Table1.A1" office:value-type="string">
            <text:p text:style-name="P30">/root/.ssh/id_rsa</text:p>
          </table:table-cell>
          <table:table-cell table:style-name="Table1.A1" office:value-type="string">
            <text:p text:style-name="Table_20_Contents">Private SSH keys for a root or any known valid user on the server</text:p>
          </table:table-cell>
        </table:table-row>
        <table:table-row>
          <table:table-cell table:style-name="Table1.A1" office:value-type="string">
            <text:p text:style-name="P30">/var/log/apache2/access.log</text:p>
          </table:table-cell>
          <table:table-cell table:style-name="Table1.A1" office:value-type="string">
            <text:p text:style-name="P29">the accessed requests for <text:span text:style-name="T13">Apache </text:span> webserver</text:p>
          </table:table-cell>
        </table:table-row>
        <table:table-row>
          <table:table-cell table:style-name="Table1.A1" office:value-type="string">
            <text:p text:style-name="P30">C:\boot.ini</text:p>
          </table:table-cell>
          <table:table-cell table:style-name="Table1.A1" office:value-type="string">
            <text:p text:style-name="P31">contains the boot options for computers with BIOS firmware</text:p>
          </table:table-cell>
        </table:table-row>
      </table:table>
      <text:p text:style-name="P27"/>
      <text:p text:style-name="P27">One requirement for RFI is that the <text:span text:style-name="T14">allow_url_fopen</text:span> option needs to be <text:span text:style-name="T14">on</text:span>.</text:p>
      <text:p text:style-name="P27"/>
      <text:p text:style-name="P27"/>
      <text:p text:style-name="P5"/>
      <text:p text:style-name="P16">COMMON RESPONSE HEADERS</text:p>
      <text:p text:style-name="P5">Set-Cookie – Cookies..</text:p>
      <text:p text:style-name="P5">Cache-Control – How long to store the content of response in the browsers cache.</text:p>
      <text:p text:style-name="P5"/>
      <text:p text:style-name="P19">WEB APP CONTENT DISCOVERY</text:p>
      <text:p text:style-name="P7">/robots.txt , <text:span text:style-name="T7">sitemap.xml</text:span></text:p>
      <text:p text:style-name="P8">favicon, icon at tab</text:p>
      <text:p text:style-name="P8">curl https://static-labs.tryhackme.cloud/sites/favicon/images/favicon.ico | md5sum</text:p>
      <text:p text:style-name="P11">md5 hash aldık.</text:p>
      <text:p text:style-name="P12">Using HTTP headers for version</text:p>
      <text:p text:style-name="P13"><text:span text:style-name="T8">Curl </text:span><text:bookmark text:name="machine-ip"/>10.10.229.210 -<text:span text:style-name="T8">v <text:s text:c="3"/>sayfanın html kodunu aldık.</text:span></text:p>
      <text:p text:style-name="P14">Finding the comment place where the framework was created.</text:p>
      <text:p text:style-name="P15"><text:soft-page-break/>Using dirb and gobuster (terminal)</text:p>
      <text:p text:style-name="P15"/>
      <text:p text:style-name="P22">SQL INJECTION</text:p>
      <text:p text:style-name="P9">‘ <text:span text:style-name="T9">deneyerek SQL injection yapılıp yapılmayacağını bulacağız.</text:span></text:p>
      <text:p text:style-name="P25">Information schema tables… kullanılacak.</text:p>
      <text:p text:style-name="P26">Time-Based, eğer başarılı olursak sleep çalışacak..</text:p>
      <text:p text:style-name="P9"/>
      <text:p text:style-name="P34">ÖNEMLİ!!!</text:p>
      <text:p text:style-name="P34">LFI/RFI</text:p>
      <text:p text:style-name="P34"/>
      <text:list text:style-name="L1">
        <text:list-item>
          <text:p text:style-name="P49">Keep system and services, including web application frameworks, updated with the latest version.</text:p>
        </text:list-item>
        <text:list-item>
          <text:p text:style-name="P49">Turn off PHP errors to avoid leaking the path of the application and other potentially revealing information.</text:p>
        </text:list-item>
        <text:list-item>
          <text:p text:style-name="P49">A Web Application Firewall (WAF) is a good option to help mitigate web application attacks.</text:p>
        </text:list-item>
        <text:list-item>
          <text:p text:style-name="P49">Disable some PHP features that cause file inclusion vulnerabilities if your web app doesn't need them, such as <text:span text:style-name="T14">allow_url_fopen</text:span> on and <text:span text:style-name="T14">allow_url_include</text:span>.</text:p>
        </text:list-item>
        <text:list-item>
          <text:p text:style-name="P49">Carefully analyze the web application and allow only protocols and PHP wrappers that are in need.</text:p>
        </text:list-item>
        <text:list-item>
          <text:p text:style-name="P49">Never trust user input, and make sure to implement proper input validation against file inclusion.</text:p>
        </text:list-item>
        <text:list-item>
          <text:p text:style-name="P48">Implement whitelisting for file names and locations as well as blacklisting.</text:p>
        </text:list-item>
      </text:list>
      <text:p text:style-name="P34"/>
      <text:p text:style-name="P20">XSS</text:p>
      <text:p text:style-name="P38">Reflected XSS <text:s/>-- <text:s/>Using HTTP request</text:p>
      <text:p text:style-name="P35"/>
      <text:p text:style-name="P41">How to test for Reflected XSS:</text:p>
      <text:p text:style-name="Text_20_body">You'll need to test every possible point of entry; these include:</text:p>
      <text:list text:style-name="L2">
        <text:list-item>
          <text:p text:style-name="P51">Parameters in the URL Query String</text:p>
        </text:list-item>
        <text:list-item>
          <text:p text:style-name="P51">URL File Path</text:p>
        </text:list-item>
        <text:list-item>
          <text:p text:style-name="P50">Sometimes HTTP Headers (although unlikely exploitable in practice)</text:p>
        </text:list-item>
      </text:list>
      <text:p text:style-name="P38">STORED XSS <text:s/>-- <text:s/>Using DB</text:p>
      <text:p text:style-name="P35"/>
      <text:p text:style-name="P41">How to test for Stored XSS:</text:p>
      <text:p text:style-name="Text_20_body">You'll need to test every possible point of entry where it seems data is stored and then shown back in areas that other users have access to; a small example of these could be:</text:p>
      <text:list text:style-name="L3">
        <text:list-item>
          <text:p text:style-name="P53">Comments on a blog</text:p>
        </text:list-item>
        <text:list-item>
          <text:p text:style-name="P53">User profile information</text:p>
        </text:list-item>
        <text:list-item>
          <text:p text:style-name="P52">Website Listings</text:p>
        </text:list-item>
      </text:list>
      <text:p text:style-name="P36"/>
      <text:p text:style-name="P36"/>
      <text:p text:style-name="P36"><text:soft-page-break/></text:p>
      <text:p text:style-name="P36"/>
      <text:p text:style-name="P36"/>
      <text:p text:style-name="P37">DOM XSS <text:s/>-- <text:s/>Document based (xml)</text:p>
      <text:p text:style-name="P36"/>
      <text:p text:style-name="P43"><text:span text:style-name="Strong_20_Emphasis"><text:span text:style-name="T16">How to test for Dom Based XSS:</text:span></text:span></text:p>
      <text:p text:style-name="P40"><text:span text:style-name="T15">DOM Based XSS can be challenging to test for and requires a certain amount of knowledge of JavaScript to read the source code. You'd need to look for parts of the code that access certain variables that an attacker can have control over, such as "</text:span><text:span text:style-name="Strong_20_Emphasis"><text:span text:style-name="T15">window.location.x</text:span></text:span><text:span text:style-name="T15">" parameters.</text:span></text:p>
      <text:p text:style-name="P40"/>
      <text:p text:style-name="P42">When you've found those bits of code, you'd then need to see how they are handled and whether the values are ever written to the web page's DOM or passed to unsafe JavaScript methods such as <text:span text:style-name="T17">eval()</text:span>.</text:p>
      <text:p text:style-name="P36"/>
      <text:p text:style-name="P37">BLİND XSS <text:s/>-- <text:s/>(message to staff)</text:p>
      <text:p text:style-name="P9"/>
      <text:p text:style-name="P10"><text:span text:style-name="Strong_20_Emphasis"><text:span text:style-name="T15">How to test for Blind XSS:</text:span></text:span></text:p>
      <text:p text:style-name="P40"><text:span text:style-name="Strong_20_Emphasis"><text:span text:style-name="T15"/></text:span></text:p>
      <text:p text:style-name="P42">When testing for Blind XSS vulnerabilities, you need to ensure your payload has a call back (usually an HTTP request). This way, you know if and when your code is being executed.</text:p>
      <text:p text:style-name="P40"/>
      <text:p text:style-name="P40"><text:span text:style-name="T15">A popular tool for Blind XSS attacks is </text:span><text:a xlink:type="simple" xlink:href="https://xsshunter.com/" office:target-frame-name="_blank" xlink:show="new" text:style-name="Internet_20_link" text:visited-style-name="Visited_20_Internet_20_Link">xsshunter</text:a><text:span text:style-name="T15">. Although it's possible to make your own tool in JavaScript, this tool will automatically capture cookies, URLs, page contents and more.</text:span></text:p>
      <text:p text:style-name="P9"/>
      <text:p text:style-name="P39">Polygot:</text:p>
      <text:p text:style-name="P9"><text:span text:style-name="Source_20_Text"><text:span text:style-name="T18">jaVasCript:/*-/*`/*\`/*'/*"/**/(/* */onerror=alert('THM') )//%0D%0A%0d%0a//&lt;/stYle/&lt;/titLe/&lt;/teXtarEa/&lt;/scRipt/--!&gt;\x3csVg/&lt;sVg/oNloAd=alert('THM')//&gt;\x3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23">COMMAND INJECTION</text:p>
      <text:p text:style-name="P21"/>
      <text:p text:style-name="P10">Command injection can be prevented in a variety of ways. Everything from minimal use of potentially dangerous functions or libraries in a programming language to filtering input without relying on a user’s input. I have detailed these a bit further below. The examples below are of the PHP programming language; however, the same principles can be extended to many other languages.</text:p>
      <text:p text:style-name="Text_20_body"/>
      <text:p text:style-name="P44">Vulnerable Functions</text:p>
      <text:p text:style-name="Text_20_body">In PHP, many functions interact with the operating system to execute commands via shell; these include:</text:p>
      <text:list text:style-name="L4">
        <text:list-item>
          <text:p text:style-name="P55">Exec</text:p>
        </text:list-item>
        <text:list-item>
          <text:p text:style-name="P55">Passthru</text:p>
        </text:list-item>
        <text:list-item>
          <text:p text:style-name="P54">System</text:p>
        </text:list-item>
      </text:list>
      <text:p text:style-name="Text_20_body"/>
      <text:p text:style-name="Text_20_body">Ta<text:span text:style-name="T19">k</text:span>e this snippet below as an example. Here, the application will only accept and process numbers that are inputted into the form. This means that any commands such as <text:span text:style-name="Source_20_Text">whoami</text:span> will not be processed.</text:p>
      <text:list text:style-name="L5">
        <text:list-item>
          <text:p text:style-name="P57">The application will only accept a specific pattern of characters (the digits  0-9)</text:p>
        </text:list-item>
        <text:list-item>
          <text:p text:style-name="P56">The application will then only proceed to execute this data which is all numerical.</text:p>
        </text:list-item>
      </text:list>
      <text:p text:style-name="Text_20_body">These functions take input such as a string or user data and will execute whatever is provided on the system. Any application that uses these functions without proper checks will be vulnerable to command injection.</text:p>
      <text:p text:style-name="P44">Input sanitisation</text:p>
      <text:p text:style-name="Text_20_body">Sanitising any input from a user that an application uses is a great way to prevent command injection. This is a process of specifying the formats or types of data that a user can submit. For example, an input field that only accepts numerical data or removes any special characters such as <text:span text:style-name="Source_20_Text">&gt;</text:span> ,  <text:span text:style-name="Source_20_Text">&amp;</text:span> and <text:span text:style-name="Source_20_Text">/</text:span>.</text:p>
      <text:p text:style-name="Text_20_body">In the snippet below, the <text:span text:style-name="Source_20_Text">filter_input</text:span> <text:a xlink:type="simple" xlink:href="https://www.php.net/manual/en/function.filter-input.php" office:target-frame-name="_blank" xlink:show="new" text:style-name="Internet_20_link" text:visited-style-name="Visited_20_Internet_20_Link">PHP function</text:a> is used to check whether or not any data submitted via an input form is a number or not. If it is not a number, it must be invalid input.</text:p>
      <text:p text:style-name="P45">Bypassing Filters</text:p>
      <text:p text:style-name="Text_20_body">Applications will employ numerous techniques in filtering and sanitising data that is taken from a  user's input. These filters will restrict you to specific payloads; however, we can abuse the logic behind an application to bypass these filters. For example, an application may strip out quotation marks; we can instead use the hexadecimal value of this to achieve the same result.</text:p>
      <text:p text:style-name="Text_20_body">When executed, although the data given will be in a different format than what is expected, it can still be interpreted and will have the same result.</text:p>
      <text:p text:style-name="P9"><text:soft-page-break/></text:p>
      <text:p text:style-name="P24">UPLOADING VULNS</text:p>
      <text:p text:style-name="P46"/>
      <text:p text:style-name="P46"><text:span text:style-name="Source_20_Text"><text:span text:style-name="T18">curl -X POST -F "submit:&lt;value&gt;" -F "&lt;file-parameter&gt;:@&lt;path-to-file&gt;" &lt;site&gt;</text:span></text:span></text:p>
      <text:p text:style-name="P47"/>
      <text:p text:style-name="P9"><text:span text:style-name="Source_20_Text">47 49 46 38 37 61</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IBM Plex Sans" svg:font-family="'IBM Plex Sans',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FMono-Regular" svg:font-family="SFMono-Regular, Menlo, Consolas, 'PT Mono', 'Liberation Mono', Courier, monospace"/>
    <style:font-face style:name="Ubuntu" svg:font-family="Ubuntu"/>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3T22:45:37.838104328</meta:creation-date>
    <dc:date>2023-03-03T19:39:35.865836945</dc:date>
    <meta:editing-duration>PT7H41M14S</meta:editing-duration>
    <meta:editing-cycles>29</meta:editing-cycles>
    <meta:generator>LibreOffice/7.4.1.2$Linux_X86_64 LibreOffice_project/3c58a8f3a960df8bc8fd77b461821e42c061c5f0</meta:generator>
    <meta:document-statistic meta:table-count="1" meta:image-count="0" meta:object-count="0" meta:page-count="7" meta:paragraph-count="125" meta:word-count="1194" meta:character-count="7631" meta:non-whitespace-character-count="6527"/>
  </office:meta>
</office:document-meta>
</file>